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2025-09-18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2025-03-20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2024-12-04 0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2024-09-19 0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2024-06-06 2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2024-03-14 0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2023-12-06 0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2022-11-17 0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2021-03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2020-1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2020-09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2020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2020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2019-06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2019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2018-09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2018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2017-09-1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2017-06-13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2016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2014-1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2014-03-1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2013-12-0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2013-03-05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2012-12-12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2012-09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2008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2008-06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2007-08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2007-03-07 0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2006-11-15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2005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2005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2004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2003-1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2003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2002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2001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2001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2001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2000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2000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2000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99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99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99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98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98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98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97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96-1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96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96-05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95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95-08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95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95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94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94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93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93-08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93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92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92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91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91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90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90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90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89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89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89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89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88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88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87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87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86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86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85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85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85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84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84-05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82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81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81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79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79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78-07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78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77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77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76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76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76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76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76-07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76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76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76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75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75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75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75-0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74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74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73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73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73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72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71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70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70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70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70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69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69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68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68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68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68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67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67-07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67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67-0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66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66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66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66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65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65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65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64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64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64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63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63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63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63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62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62-07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62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719</text:p>
          </table:table-cell>
          <table:table-cell office:value-type="string" calcext:value-type="string">
            <text:p>34S/19E-23ACA</text:p>
          </table:table-cell>
          <table:table-cell office:value-type="string" calcext:value-type="string">
            <text:p>1962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12" meta:object-count="0"/>
    <meta:user-defined meta:name="AppVersion">3.0</meta:user-defined>
  </office:meta>
</office:document-meta>
</file>